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text-properties fo:font-size="11pt" style:text-underline-style="none" fo:font-weight="bold" style:font-size-asian="11pt" style:font-weight-asian="bold" style:font-size-complex="11pt" style:font-weight-complex="bold"/>
    </style:style>
    <style:style style:name="P6" style:family="paragraph" style:parent-style-name="Standard">
      <style:text-properties fo:font-size="11pt" style:text-underline-style="none" fo:font-weight="normal" style:font-size-asian="11pt" style:font-weight-asian="normal" style:font-size-complex="11pt" style:font-weight-complex="normal"/>
    </style:style>
    <style:style style:name="P7"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break-before="column"/>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break-before="page"/>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ent-style-name="Standard">
      <style:text-properties fo:font-size="11pt" style:text-underline-style="none" fo:font-weight="normal" style:font-size-asian="11pt" style:font-weight-asian="normal" style:font-size-complex="11pt" style:font-weight-complex="normal"/>
    </style:style>
    <style:style style:name="P13" style:family="paragraph" style:parent-style-name="Standard">
      <style:text-properties fo:font-size="11pt" style:text-underline-style="none" fo:font-weight="bold" style:font-size-asian="11pt" style:font-weight-asian="bold" style:font-size-complex="11pt" style:font-weight-complex="bold"/>
    </style:style>
    <style:style style:name="P14" style:family="paragraph" style:parent-style-name="Standard">
      <style:paragraph-properties fo:break-before="column"/>
      <style:text-properties fo:font-size="12pt" style:text-underline-style="solid" style:text-underline-width="auto" style:text-underline-color="font-color"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Zombie Colossal Cadaver Abilities</text:p>
      <text:p text:style-name="P1">Level 1-5 Cantrips:</text:p>
      <text:p text:style-name="P5">Calloused Flesh</text:p>
      <text:p text:style-name="P6">Range: Self</text:p>
      <text:p text:style-name="P6">Action: 1 Action</text:p>
      <text:p text:style-name="P6">Duration: 1 hour</text:p>
      <text:p text:style-name="P6">Description: Your wretched skin becomes toughened around you. For the duration gain one Toughness. Stack-able up to 3 Times.</text:p>
      <text:p text:style-name="P5">Hand Job</text:p>
      <text:p text:style-name="P6">Range: Touch</text:p>
      <text:p text:style-name="P6">Action: 1 Action</text:p>
      <text:p text:style-name="P6">Duration: Instant</text:p>
      <text:p text:style-name="P6">Description: You rip off one of your arms and smack an enemy with it. You then return it back. On hit, 1d8 plus Dexterity modifier. </text:p>
      <text:p text:style-name="P5">Cast Your Eyes Upon Me</text:p>
      <text:p text:style-name="P6">Range: 35 Feet</text:p>
      <text:p text:style-name="P6">Action: 1 Action</text:p>
      <text:p text:style-name="P6">Duration: Until picked up</text:p>
      <text:p text:style-name="P6">Description: Pluck your eyes from your head and throw/roll them in a direction of your choosing. You still maintain the vision from them. If rolled into an enemies radius, there is a chance they will be alerted. While your eyes are out of your head, you are at a disadvantage for your attacks.</text:p>
      <text:p text:style-name="P5">Freudian Measures</text:p>
      <text:p text:style-name="P6">Range: 20 Feet</text:p>
      <text:p text:style-name="P6">Action: 1 Action</text:p>
      <text:p text:style-name="P6">Duration: 2 rounds</text:p>
      <text:p text:style-name="P6">Description: If you are male: On hit, you reach down into your ripped trousers and tear off your colossal dong to throw it at a creature within range. They become enraged and taunted, only attacking you for the duration. Your dong is replaced back after the duration. If you are female: On hit, reach into your bag of dicks, from ex boyfriends, and do the same.(This cantrip was courtesy of Julius) <text:s text:c="2"/></text:p>
      <text:p text:style-name="P5">Death's Embrace</text:p>
      <text:p text:style-name="P6">Range: Touch</text:p>
      <text:p text:style-name="P6">Action: 1 Action</text:p>
      <text:p text:style-name="P6">Duration: 1 round</text:p>
      <text:p text:style-name="P6">Description: On hit, you stretch out your gigantic arms and embrace the target creature. During the duration, the victim of your grasp may not take any actions unless your grip is broken. The same applies to you.</text:p>
      <text:p text:style-name="P1"/>
      <text:p text:style-name="P8"/>
      <text:p text:style-name="P2">Level 1-5 Powers:</text:p>
      <text:p text:style-name="P5">Eye for an Eye</text:p>
      <text:p text:style-name="P6">Range: Touch</text:p>
      <text:p text:style-name="P6">Action: 1 bonus action</text:p>
      <text:p text:style-name="P6">Duration: Until you remove it</text:p>
      <text:p text:style-name="P6">Description: You jab one of your eyes into an enemies eye socket, then steal their eye for yourself. You gain advantage on attacks against them. They gain advantage on attacks against you.</text:p>
      <text:p text:style-name="P6"/>
      <text:p text:style-name="P5">Maggots</text:p>
      <text:p text:style-name="P6">Range: touch</text:p>
      <text:p text:style-name="P6">Action: Reaction</text:p>
      <text:p text:style-name="P6">Duration: Instant</text:p>
      <text:p text:style-name="P6">Description: After taking melee damage from an enemy, maggots fall from your body onto them. They creep and crawl and dive into the enemies skin. Deal 1d6 damage plus Agility modifier.</text:p>
      <text:p text:style-name="P6"/>
      <text:p text:style-name="P5">Dig Down</text:p>
      <text:p text:style-name="P6">Range: 30 Feet</text:p>
      <text:p text:style-name="P6">Action: 1 bonus action</text:p>
      <text:p text:style-name="P6">Duration: Instant</text:p>
      <text:p text:style-name="P6">Description: You quickly burrow beneath the floor and emerge from the earth at your designated area within 30 or less feet.</text:p>
      <text:p text:style-name="P6"/>
      <text:p text:style-name="P5">Regurgitate</text:p>
      <text:p text:style-name="P6">Range: unknown</text:p>
      <text:p text:style-name="P6">Action: 1 action</text:p>
      <text:p text:style-name="P6">Duration: unknown</text:p>
      <text:p text:style-name="P6">Description: Throughout your travels you have been insatiably hungry. As such, you have devoured the nearest object. Spit up a random object. This may only be used during combat.</text:p>
      <text:p text:style-name="P6"/>
      <text:p text:style-name="P5">Buffalo-Bill</text:p>
      <text:p text:style-name="P6">Range: radius 30 Feet</text:p>
      <text:p text:style-name="P6">Action: 1 action</text:p>
      <text:p text:style-name="P6">Duration: 3 rounds</text:p>
      <text:p text:style-name="P7">Description: Your excess of skin need not go to waste. On hit, shed your outer skin and create temporary vests for your allies within range. All affected allies gain 3 temporary health during the duration. Usable only in combat.</text:p>
      <text:p text:style-name="P7"/>
      <text:p text:style-name="P9">Level 6-10 Cantrips:</text:p>
      <text:p text:style-name="P5">Cantrip</text:p>
      <text:p text:style-name="P6">Range: </text:p>
      <text:p text:style-name="P6">Action: </text:p>
      <text:p text:style-name="P6">Duration: </text:p>
      <text:p text:style-name="P6">Description:</text:p>
      <text:p text:style-name="P6"/>
      <text:p text:style-name="P5">Cantrip</text:p>
      <text:p text:style-name="P6">Range: </text:p>
      <text:p text:style-name="P6">Action: </text:p>
      <text:p text:style-name="P6">Duration: </text:p>
      <text:p text:style-name="P6">Description: </text:p>
      <text:p text:style-name="P6"/>
      <text:p text:style-name="P5">Cantrip</text:p>
      <text:p text:style-name="P6">Range: </text:p>
      <text:p text:style-name="P6">Action: </text:p>
      <text:p text:style-name="P6">Duration: </text:p>
      <text:p text:style-name="P6">Description: </text:p>
      <text:p text:style-name="P6"/>
      <text:p text:style-name="P5">Cantrip</text:p>
      <text:p text:style-name="P6">Range: </text:p>
      <text:p text:style-name="P6">Action: </text:p>
      <text:p text:style-name="P6">Duration: </text:p>
      <text:p text:style-name="P6">Description: </text:p>
      <text:p text:style-name="P5"/>
      <text:p text:style-name="P5">Cantrip</text:p>
      <text:p text:style-name="P6">Range: </text:p>
      <text:p text:style-name="P6">Action: </text:p>
      <text:p text:style-name="P6">Duration: </text:p>
      <text:p text:style-name="P6">Description:</text:p>
      <text:p text:style-name="P7"/>
      <text:p text:style-name="P7"/>
      <text:p text:style-name="P14">Level 6-10 Powers:</text:p>
      <text:p text:style-name="P5">Power</text:p>
      <text:p text:style-name="P6">Range: </text:p>
      <text:p text:style-name="P6">Action: </text:p>
      <text:p text:style-name="P6">Duration: </text:p>
      <text:p text:style-name="P6">Description:</text:p>
      <text:p text:style-name="P6"/>
      <text:p text:style-name="P5">Power</text:p>
      <text:p text:style-name="P6">Range: </text:p>
      <text:p text:style-name="P6">Action: </text:p>
      <text:p text:style-name="P6">Duration: </text:p>
      <text:p text:style-name="P6">Description:</text:p>
      <text:p text:style-name="P6"/>
      <text:p text:style-name="P5">Power</text:p>
      <text:p text:style-name="P6">Range: </text:p>
      <text:p text:style-name="P6">Action: </text:p>
      <text:p text:style-name="P6">Duration: </text:p>
      <text:p text:style-name="P6">Description:</text:p>
      <text:p text:style-name="P6"/>
      <text:p text:style-name="P5">Power</text:p>
      <text:p text:style-name="P6">Range: </text:p>
      <text:p text:style-name="P6">Action: </text:p>
      <text:p text:style-name="P6">Duration: </text:p>
      <text:p text:style-name="P6">Description:</text:p>
      <text:p text:style-name="P6"/>
      <text:p text:style-name="P5">Power</text:p>
      <text:p text:style-name="P6">Range: </text:p>
      <text:p text:style-name="P6">Action: </text:p>
      <text:p text:style-name="P6">Duration: </text:p>
      <text:p text:style-name="P7">Description:</text:p>
      <text:p text:style-name="P7"/>
      <text:p text:style-name="P7"/>
      <text:p text:style-name="P9">Level 11-15 Cantrips:</text:p>
      <text:p text:style-name="P5">Cantrip</text:p>
      <text:p text:style-name="P6">Range: </text:p>
      <text:p text:style-name="P6">Action: </text:p>
      <text:p text:style-name="P6">Duration: </text:p>
      <text:p text:style-name="P6">Description:</text:p>
      <text:p text:style-name="P6"/>
      <text:p text:style-name="P5">Cantrip</text:p>
      <text:p text:style-name="P6">Range: </text:p>
      <text:p text:style-name="P6">Action: </text:p>
      <text:p text:style-name="P6">Duration: </text:p>
      <text:p text:style-name="P6">Description: </text:p>
      <text:p text:style-name="P6"/>
      <text:p text:style-name="P5">Cantrip</text:p>
      <text:p text:style-name="P6">Range: </text:p>
      <text:p text:style-name="P6">Action: </text:p>
      <text:p text:style-name="P6">Duration: </text:p>
      <text:p text:style-name="P6">Description: </text:p>
      <text:p text:style-name="P6"/>
      <text:p text:style-name="P5">Cantrip</text:p>
      <text:p text:style-name="P6">Range: </text:p>
      <text:p text:style-name="P6">Action: </text:p>
      <text:p text:style-name="P6">Duration: </text:p>
      <text:p text:style-name="P6">Description: </text:p>
      <text:p text:style-name="P5"/>
      <text:p text:style-name="P5">Cantrip</text:p>
      <text:p text:style-name="P6">Range: </text:p>
      <text:p text:style-name="P6">Action: </text:p>
      <text:p text:style-name="P6">Duration: </text:p>
      <text:p text:style-name="P7">Description:</text:p>
      <text:p text:style-name="P7"/>
      <text:p text:style-name="P7"/>
      <text:p text:style-name="P14">Level 11-15 Powers:</text:p>
      <text:p text:style-name="P5">Power</text:p>
      <text:p text:style-name="P6">Range: </text:p>
      <text:p text:style-name="P6">Action: </text:p>
      <text:p text:style-name="P6">Duration: </text:p>
      <text:p text:style-name="P6">Description:</text:p>
      <text:p text:style-name="P6"/>
      <text:p text:style-name="P5">Power</text:p>
      <text:p text:style-name="P6">Range: </text:p>
      <text:p text:style-name="P6">Action: </text:p>
      <text:p text:style-name="P6">Duration: </text:p>
      <text:p text:style-name="P6">Description:</text:p>
      <text:p text:style-name="P6"/>
      <text:p text:style-name="P5">Power</text:p>
      <text:p text:style-name="P6">Range: </text:p>
      <text:p text:style-name="P6">Action: </text:p>
      <text:p text:style-name="P6">Duration: </text:p>
      <text:p text:style-name="P6">Description:</text:p>
      <text:p text:style-name="P6"/>
      <text:p text:style-name="P5">Power</text:p>
      <text:p text:style-name="P6">Range: </text:p>
      <text:p text:style-name="P6">Action: </text:p>
      <text:p text:style-name="P6">Duration: </text:p>
      <text:p text:style-name="P6">Description:</text:p>
      <text:p text:style-name="P6"/>
      <text:p text:style-name="P5">Power</text:p>
      <text:p text:style-name="P6">Range: </text:p>
      <text:p text:style-name="P6">Action: </text:p>
      <text:p text:style-name="P6">Duration: </text:p>
      <text:p text:style-name="P7">Descri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5in" fo:margin-bottom="0.5in" fo:margin-left="0.5in" fo:margin-right="0.5in" style:writing-mode="lr-tb" style:footnote-max-height="0in">
        <style:columns fo:column-count="2" fo:column-gap="0.5in">
          <style:column-sep style:width="0.0008in" style:color="#000000" style:height="100%"/>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1T02:52:10.34</meta:creation-date>
    <dc:date>2015-04-25T23:57:51.69</dc:date>
    <meta:editing-duration>PT33M8S</meta:editing-duration>
    <meta:editing-cycles>3</meta:editing-cycles>
    <meta:generator>OpenOffice/4.1.1$Win32 OpenOffice.org_project/411m6$Build-9775</meta:generator>
    <meta:document-statistic meta:table-count="0" meta:image-count="0" meta:object-count="0" meta:page-count="3" meta:paragraph-count="157" meta:word-count="586" meta:character-count="3704"/>
  </office:meta>
</office:document-meta>
</file>